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7.983cm" svg:height="6.99cm" svg:x="0.446cm" svg:y="3.216cm">
            <draw:object draw:notify-on-update-of-ranges="Sheet1.B2:Sheet1.B5 Sheet1.C1:Sheet1.C1 Sheet1.C2:Sheet1.C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7.982cm" svg:height="6.99cm" svg:x="8.455cm" svg:y="3.216cm">
            <draw:object draw:notify-on-update-of-ranges="Sheet1.B2:Sheet1.B5 Sheet1.E1:Sheet1.E1 Sheet1.E2:Sheet1.E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7.982cm" svg:height="6.99cm" svg:x="16.936cm" svg:y="3.269cm">
            <draw:object draw:notify-on-update-of-ranges="Sheet1.B2:Sheet1.B5 Sheet1.G1:Sheet1.G1 Sheet1.G2:Sheet1.G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7.982cm" svg:height="6.99cm" svg:x="0.473cm" svg:y="15.176cm">
            <draw:object draw:notify-on-update-of-ranges="Sheet1.B30:Sheet1.B34 Sheet1.C29:Sheet1.C29 Sheet1.C30:Sheet1.C3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7.999cm" svg:height="6.999cm" svg:x="8.477cm" svg:y="15.17cm">
            <draw:object draw:notify-on-update-of-ranges="Sheet1.B30:Sheet1.B34 Sheet1.E29:Sheet1.E29 Sheet1.E30:Sheet1.E3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7.982cm" svg:height="6.99cm" svg:x="16.752cm" svg:y="15.176cm">
            <draw:object draw:notify-on-update-of-ranges="Sheet1.B30:Sheet1.B34 Sheet1.G29:Sheet1.G29 Sheet1.G30:Sheet1.G3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Period</text:p>
          </table:table-cell>
          <table:table-cell office:value-type="string">
            <text:p>Freq</text:p>
          </table:table-cell>
          <table:table-cell office:value-type="string">
            <text:p>Area (um2)</text:p>
          </table:table-cell>
          <table:table-cell office:value-type="string">
            <text:p>Area (Kg)</text:p>
          </table:table-cell>
          <table:table-cell office:value-type="string">
            <text:p>Leakage (uW)</text:p>
          </table:table-cell>
          <table:table-cell office:value-type="string">
            <text:p>Dynamic (uW)</text:p>
          </table:table-cell>
          <table:table-cell office:value-type="string">
            <text:p>uW/mhz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formula="of:=1000/[.A2]" office:value-type="float" office:value="5">
            <text:p>5</text:p>
          </table:table-cell>
          <table:table-cell office:value-type="float" office:value="15583">
            <text:p>15583</text:p>
          </table:table-cell>
          <table:table-cell table:formula="of:=[.C2]/(0.8*1000)" office:value-type="float" office:value="19.47875">
            <text:p>19.48</text:p>
          </table:table-cell>
          <table:table-cell office:value-type="float" office:value="204.8261">
            <text:p>204.83</text:p>
          </table:table-cell>
          <table:table-cell office:value-type="float" office:value="171450.2">
            <text:p>171450.2</text:p>
          </table:table-cell>
          <table:table-cell table:formula="of:=[.F2]/[.B2]" office:value-type="float" office:value="34290.04">
            <text:p>34290.0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000/[.A3]" office:value-type="float" office:value="50">
            <text:p>50</text:p>
          </table:table-cell>
          <table:table-cell office:value-type="float" office:value="25873">
            <text:p>25873</text:p>
          </table:table-cell>
          <table:table-cell table:formula="of:=[.C3]/(0.8*1000)" office:value-type="float" office:value="32.34125">
            <text:p>32.34</text:p>
          </table:table-cell>
          <table:table-cell office:value-type="float" office:value="429.3666">
            <text:p>429.37</text:p>
          </table:table-cell>
          <table:table-cell office:value-type="float" office:value="3165.9">
            <text:p>3165.9</text:p>
          </table:table-cell>
          <table:table-cell table:formula="of:=[.F3]/[.B3]" office:value-type="float" office:value="63.318">
            <text:p>63.3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000/[.A4]" office:value-type="float" office:value="66.6666666666667">
            <text:p>66.67</text:p>
          </table:table-cell>
          <table:table-cell office:value-type="float" office:value="26844">
            <text:p>26844</text:p>
          </table:table-cell>
          <table:table-cell table:formula="of:=[.C4]/(0.8*1000)" office:value-type="float" office:value="33.555">
            <text:p>33.56</text:p>
          </table:table-cell>
          <table:table-cell office:value-type="float" office:value="454.6266">
            <text:p>454.63</text:p>
          </table:table-cell>
          <table:table-cell office:value-type="float" office:value="4359">
            <text:p>4359</text:p>
          </table:table-cell>
          <table:table-cell table:formula="of:=[.F4]/[.B4]" office:value-type="float" office:value="65.385">
            <text:p>65.3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000/[.A5]" office:value-type="float" office:value="100">
            <text:p>100</text:p>
          </table:table-cell>
          <table:table-cell office:value-type="float" office:value="26670">
            <text:p>26670</text:p>
          </table:table-cell>
          <table:table-cell table:formula="of:=[.C5]/(0.8*1000)" office:value-type="float" office:value="33.3375">
            <text:p>33.34</text:p>
          </table:table-cell>
          <table:table-cell office:value-type="float" office:value="453">
            <text:p>453</text:p>
          </table:table-cell>
          <table:table-cell office:value-type="float" office:value="6300.2">
            <text:p>6300.2</text:p>
          </table:table-cell>
          <table:table-cell table:formula="of:=[.F5]/[.B5]" office:value-type="float" office:value="63.002">
            <text:p>6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000/[.A6]" office:value-type="float" office:value="125">
            <text:p>125</text:p>
          </table:table-cell>
          <table:table-cell office:value-type="float" office:value="25441">
            <text:p>25441</text:p>
          </table:table-cell>
          <table:table-cell table:formula="of:=[.C6]/800" office:value-type="float" office:value="31.80125">
            <text:p>31.8</text:p>
          </table:table-cell>
          <table:table-cell office:value-type="float" office:value="430.5444">
            <text:p>430.54</text:p>
          </table:table-cell>
          <table:table-cell office:value-type="float" office:value="7366.5">
            <text:p>7366.5</text:p>
          </table:table-cell>
          <table:table-cell table:formula="of:=[.F6]/[.B6]" office:value-type="float" office:value="58.932">
            <text:p>58.93</text:p>
          </table:table-cell>
          <table:table-cell/>
        </table:table-row>
        <table:table-row table:style-name="ro1">
          <table:table-cell office:value-type="float" office:value="5.5">
            <text:p>5.5</text:p>
          </table:table-cell>
          <table:table-cell table:formula="of:=1000/[.A7]" office:value-type="float" office:value="181.818181818182">
            <text:p>181.82</text:p>
          </table:table-cell>
          <table:table-cell office:value-type="float" office:value="22545">
            <text:p>22545</text:p>
          </table:table-cell>
          <table:table-cell table:formula="of:=[.C7]/800" office:value-type="float" office:value="28.18125">
            <text:p>28.18</text:p>
          </table:table-cell>
          <table:table-cell office:value-type="float" office:value="330.6149">
            <text:p>330.61</text:p>
          </table:table-cell>
          <table:table-cell office:value-type="float" office:value="9520.5">
            <text:p>9520.5</text:p>
          </table:table-cell>
          <table:table-cell table:formula="of:=[.F7]/[.B7]" office:value-type="float" office:value="52.36275">
            <text:p>52.36</text:p>
          </table:table-cell>
          <table:table-cell/>
        </table:table-row>
        <table:table-row table:style-name="ro1" table:number-rows-repeated="20">
          <table:table-cell table:number-columns-repeated="8"/>
        </table:table-row>
        <table:table-row table:style-name="ro1">
          <table:table-cell office:value-type="string">
            <text:p>PIPELINED SOLUTION</text:p>
          </table:table-cell>
          <table:table-cell table:number-columns-repeated="7"/>
        </table:table-row>
        <table:table-row table:style-name="ro2">
          <table:table-cell office:value-type="string">
            <text:p>Period</text:p>
          </table:table-cell>
          <table:table-cell office:value-type="string">
            <text:p>Freq</text:p>
          </table:table-cell>
          <table:table-cell office:value-type="string">
            <text:p>Area (um2)</text:p>
          </table:table-cell>
          <table:table-cell office:value-type="string">
            <text:p>Area (Kg)</text:p>
          </table:table-cell>
          <table:table-cell office:value-type="string">
            <text:p>Leakage (uW)</text:p>
          </table:table-cell>
          <table:table-cell office:value-type="string">
            <text:p>Dynamic (uW)</text:p>
          </table:table-cell>
          <table:table-cell office:value-type="string">
            <text:p>uW/mhz</text:p>
          </table:table-cell>
          <table:table-cell/>
        </table:table-row>
        <table:table-row table:style-name="ro1" table:number-rows-repeated="104854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shapes>
          <draw:frame draw:z-index="0" draw:style-name="gr1" svg:width="7.982cm" svg:height="7.001cm" svg:x="0.578cm" svg:y="14.402cm">
            <draw:object draw:notify-on-update-of-ranges="Sheet2.B30:Sheet2.B32 Sheet2.C29:Sheet2.C29 Sheet2.C30:Sheet2.C3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7.982cm" svg:height="7.001cm" svg:x="9.164cm" svg:y="14.482cm">
            <draw:object draw:notify-on-update-of-ranges="Sheet2.B30:Sheet2.B32 Sheet2.E29:Sheet2.E29 Sheet2.E30:Sheet2.E3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svg:width="7.982cm" svg:height="7.001cm" svg:x="17.724cm" svg:y="14.453cm">
            <draw:object draw:notify-on-update-of-ranges="Sheet2.B30:Sheet2.B32 Sheet2.G29:Sheet2.G29 Sheet2.G30:Sheet2.G3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2">
          <table:table-cell office:value-type="string">
            <text:p>Period</text:p>
          </table:table-cell>
          <table:table-cell office:value-type="string">
            <text:p>Freq</text:p>
          </table:table-cell>
          <table:table-cell office:value-type="string">
            <text:p>Area (um2)</text:p>
          </table:table-cell>
          <table:table-cell office:value-type="string">
            <text:p>Area (Kg)</text:p>
          </table:table-cell>
          <table:table-cell office:value-type="string">
            <text:p>Leakage (uW)</text:p>
          </table:table-cell>
          <table:table-cell office:value-type="string">
            <text:p>Dynamic (uW)</text:p>
          </table:table-cell>
          <table:table-cell office:value-type="string">
            <text:p>uW/mhz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1000/[.A2]" office:value-type="float" office:value="100">
            <text:p>100</text:p>
          </table:table-cell>
          <table:table-cell office:value-type="float" office:value="394">
            <text:p>394</text:p>
          </table:table-cell>
          <table:table-cell table:formula="of:=[.C2]/800" office:value-type="float" office:value="0.4925">
            <text:p>0.49</text:p>
          </table:table-cell>
          <table:table-cell office:value-type="float" office:value="5.3">
            <text:p>5.3</text:p>
          </table:table-cell>
          <table:table-cell office:value-type="float" office:value="48.5">
            <text:p>48.5</text:p>
          </table:table-cell>
          <table:table-cell table:formula="of:=[.F2]/[.B2]" office:value-type="float" office:value="0.485">
            <text:p>0.4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1000/[.A3]" office:value-type="float" office:value="250">
            <text:p>250</text:p>
          </table:table-cell>
          <table:table-cell office:value-type="float" office:value="442">
            <text:p>442</text:p>
          </table:table-cell>
          <table:table-cell table:formula="of:=[.C3]/800" office:value-type="float" office:value="0.5525">
            <text:p>0.55</text:p>
          </table:table-cell>
          <table:table-cell office:value-type="float" office:value="6.6">
            <text:p>6.6</text:p>
          </table:table-cell>
          <table:table-cell office:value-type="float" office:value="140.4">
            <text:p>140.4</text:p>
          </table:table-cell>
          <table:table-cell table:formula="of:=[.F3]/[.B3]" office:value-type="float" office:value="0.5616">
            <text:p>0.5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table:formula="of:=1000/[.A4]" office:value-type="float" office:value="400">
            <text:p>400</text:p>
          </table:table-cell>
          <table:table-cell office:value-type="float" office:value="483">
            <text:p>483</text:p>
          </table:table-cell>
          <table:table-cell table:formula="of:=[.C4]/800" office:value-type="float" office:value="0.60375">
            <text:p>0.6</text:p>
          </table:table-cell>
          <table:table-cell office:value-type="float" office:value="7.2">
            <text:p>7.2</text:p>
          </table:table-cell>
          <table:table-cell office:value-type="float" office:value="236">
            <text:p>236</text:p>
          </table:table-cell>
          <table:table-cell table:formula="of:=[.F4]/[.B4]" office:value-type="float" office:value="0.59">
            <text:p>0.59</text:p>
          </table:table-cell>
        </table:table-row>
        <table:table-row table:style-name="ro1" table:number-rows-repeated="23">
          <table:table-cell table:number-columns-repeated="7"/>
        </table:table-row>
        <table:table-row table:style-name="ro1">
          <table:table-cell office:value-type="string">
            <text:p>PIPELINED SOLUTION</text:p>
          </table:table-cell>
          <table:table-cell table:number-columns-repeated="6"/>
        </table:table-row>
        <table:table-row table:style-name="ro1">
          <table:table-cell office:value-type="string">
            <text:p>Period</text:p>
          </table:table-cell>
          <table:table-cell office:value-type="string">
            <text:p>Freq</text:p>
          </table:table-cell>
          <table:table-cell office:value-type="string">
            <text:p>Area (um2)</text:p>
          </table:table-cell>
          <table:table-cell office:value-type="string">
            <text:p>Area (Kg)</text:p>
          </table:table-cell>
          <table:table-cell office:value-type="string">
            <text:p>Leakage (uW)</text:p>
          </table:table-cell>
          <table:table-cell office:value-type="string">
            <text:p>Dynamic (uW)</text:p>
          </table:table-cell>
          <table:table-cell office:value-type="string">
            <text:p>uW/mhz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1000/[.A30]" office:value-type="float" office:value="250">
            <text:p>250</text:p>
          </table:table-cell>
          <table:table-cell office:value-type="float" office:value="8265">
            <text:p>8265</text:p>
          </table:table-cell>
          <table:table-cell table:formula="of:=[.C30]/12200" office:value-type="float" office:value="0.677459016393443">
            <text:p>0.68</text:p>
          </table:table-cell>
          <table:table-cell office:value-type="float" office:value="0.385">
            <text:p>0.39</text:p>
          </table:table-cell>
          <table:table-cell office:value-type="float" office:value="3800">
            <text:p>3800</text:p>
          </table:table-cell>
          <table:table-cell table:formula="of:=[.F30]/[.B30]" office:value-type="float" office:value="15.2">
            <text:p>15.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1000/[.A31]" office:value-type="float" office:value="333.333333333333">
            <text:p>333.33</text:p>
          </table:table-cell>
          <table:table-cell office:value-type="float" office:value="9273">
            <text:p>9273</text:p>
          </table:table-cell>
          <table:table-cell table:formula="of:=[.C31]/12200" office:value-type="float" office:value="0.760081967213115">
            <text:p>0.76</text:p>
          </table:table-cell>
          <table:table-cell office:value-type="float" office:value="0.43">
            <text:p>0.43</text:p>
          </table:table-cell>
          <table:table-cell office:value-type="float" office:value="5300">
            <text:p>5300</text:p>
          </table:table-cell>
          <table:table-cell table:formula="of:=[.F31]/[.B31]" office:value-type="float" office:value="15.9">
            <text:p>15.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table:formula="of:=1000/[.A32]" office:value-type="float" office:value="400">
            <text:p>400</text:p>
          </table:table-cell>
          <table:table-cell office:value-type="float" office:value="12733">
            <text:p>12733</text:p>
          </table:table-cell>
          <table:table-cell table:formula="of:=[.C32]/12200" office:value-type="float" office:value="1.04368852459016">
            <text:p>1.04</text:p>
          </table:table-cell>
          <table:table-cell office:value-type="float" office:value="0.81">
            <text:p>0.81</text:p>
          </table:table-cell>
          <table:table-cell office:value-type="float" office:value="7800">
            <text:p>7800</text:p>
          </table:table-cell>
          <table:table-cell table:formula="of:=[.F32]/[.B32]" office:value-type="float" office:value="19.5">
            <text:p>19.5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00-00-00</text:date>, <text:time style:data-style-name="N2" text:time-value="0000-00-00T17:25: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o Campi</meta:initial-creator>
    <meta:creation-date>2013-08-10T14:47:12</meta:creation-date>
    <dc:date>2018-01-20T17:46:49</dc:date>
    <dc:creator>escmc36 </dc:creator>
    <meta:editing-duration>P7DT20H47M35S</meta:editing-duration>
    <meta:editing-cycles>7</meta:editing-cycles>
    <meta:generator>LibreOffice/4.0.4.2$Linux_X86_64 LibreOffice_project/400m0$Build-2</meta:generator>
    <meta:document-statistic meta:table-count="3" meta:cell-count="114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84cm" svg:height="6.991cm" xlink:href=".." xlink:type="simple" chart:class="chart:scatter" chart:style-name="ch1">
        <chart:legend chart:legend-position="end" svg:x="5.217cm" svg:y="3.235cm" style:legend-expansion="high" chart:style-name="ch2"/>
        <chart:plot-area chart:style-name="ch3" table:cell-range-address="Sheet1.B2:Sheet1.C5 Sheet1.C1:Sheet1.C1" chart:data-source-has-labels="row" svg:x="0.609cm" svg:y="0.691cm" svg:width="4.29cm" svg:height="5.741cm">
          <chartooo:coordinate-region svg:x="1.654cm" svg:y="0.851cm" svg:width="3.005cm" svg:height="5.0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5" chart:label-cell-address="Sheet1.C1:Sheet1.C1" chart:class="chart:scatter">
            <chart:domain table:cell-range-address="Sheet1.B2:Sheet1.B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ea (um2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2:Sheet1.B5</svg:desc>
                </draw:g>
              </table:table-cell>
              <table:table-cell office:value-type="float" office:value="15583">
                <text:p>15583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5873">
                <text:p>25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26844">
                <text:p>26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26670">
                <text:p>266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83cm" svg:height="6.991cm" xlink:href=".." xlink:type="simple" chart:class="chart:scatter" chart:style-name="ch1">
        <chart:legend chart:legend-position="end" svg:x="4.845cm" svg:y="3.235cm" style:legend-expansion="high" chart:style-name="ch2"/>
        <chart:plot-area chart:style-name="ch3" table:cell-range-address="Sheet1.B2:Sheet1.B5 Sheet1.E1:Sheet1.E5" chart:data-source-has-labels="row" svg:x="0.609cm" svg:y="0.691cm" svg:width="3.918cm" svg:height="5.741cm">
          <chartooo:coordinate-region svg:x="1.336cm" svg:y="0.851cm" svg:width="2.951cm" svg:height="5.0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5" chart:label-cell-address="Sheet1.E1:Sheet1.E1" chart:class="chart:scatter">
            <chart:domain table:cell-range-address="Sheet1.B2:Sheet1.B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eakage (uW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2:Sheet1.B5</svg:desc>
                </draw:g>
              </table:table-cell>
              <table:table-cell office:value-type="float" office:value="204.8261">
                <text:p>204.8261</text:p>
                <draw:g>
                  <svg:desc>Sheet1.E2:Sheet1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429.3666">
                <text:p>429.3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454.6266">
                <text:p>454.6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453">
                <text:p>4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83cm" svg:height="6.991cm" xlink:href=".." xlink:type="simple" chart:class="chart:scatter" chart:style-name="ch1">
        <chart:legend chart:legend-position="end" svg:x="5.613cm" svg:y="3.235cm" style:legend-expansion="high" chart:style-name="ch2"/>
        <chart:plot-area chart:style-name="ch3" table:cell-range-address="Sheet1.B2:Sheet1.B5 Sheet1.G1:Sheet1.G5" chart:data-source-has-labels="row" svg:x="0.609cm" svg:y="0.691cm" svg:width="4.686cm" svg:height="5.741cm">
          <chartooo:coordinate-region svg:x="1.654cm" svg:y="0.851cm" svg:width="3.401cm" svg:height="5.0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5" chart:label-cell-address="Sheet1.G1:Sheet1.G1" chart:class="chart:scatter">
            <chart:domain table:cell-range-address="Sheet1.B2:Sheet1.B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uW/mhz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2:Sheet1.B5</svg:desc>
                </draw:g>
              </table:table-cell>
              <table:table-cell office:value-type="float" office:value="34290.04">
                <text:p>34290.04</text:p>
                <draw:g>
                  <svg:desc>Sheet1.G2:Sheet1.G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63.318">
                <text:p>63.3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65.385">
                <text:p>65.3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63.002">
                <text:p>63.0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83cm" svg:height="6.991cm" xlink:href=".." xlink:type="simple" chart:class="chart:scatter" chart:style-name="ch1">
        <chart:legend chart:legend-position="end" svg:x="5.216cm" svg:y="3.235cm" style:legend-expansion="high" chart:style-name="ch2"/>
        <chart:plot-area chart:style-name="ch3" table:cell-range-address="Sheet1.B30:Sheet1.C34 Sheet1.C29:Sheet1.C29" chart:data-source-has-labels="row" svg:x="0.609cm" svg:y="0.691cm" svg:width="4.289cm" svg:height="5.741cm">
          <chartooo:coordinate-region svg:x="1.178cm" svg:y="0.851cm" svg:width="3.559cm" svg:height="5.0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0:Sheet1.C34" chart:label-cell-address="Sheet1.C29:Sheet1.C29" chart:class="chart:scatter">
            <chart:domain table:cell-range-address="Sheet1.B30:Sheet1.B34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ea (um2)</text:p>
                <draw:g>
                  <svg:desc>Sheet1.C29:Sheet1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30:Sheet1.B34</svg:desc>
                </draw:g>
              </table:table-cell>
              <table:table-cell office:value-type="float" office:value="NaN">
                <text:p>NaN</text:p>
                <draw:g>
                  <svg:desc>Sheet1.C30:Sheet1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7cm" xlink:href=".." xlink:type="simple" chart:class="chart:scatter" chart:style-name="ch1">
        <chart:legend chart:legend-position="end" svg:x="4.862cm" svg:y="3.24cm" style:legend-expansion="high" chart:style-name="ch2"/>
        <chart:plot-area chart:style-name="ch3" table:cell-range-address="Sheet1.B30:Sheet1.B34 Sheet1.E29:Sheet1.E34" chart:data-source-has-labels="row" svg:x="0.61cm" svg:y="0.695cm" svg:width="3.932cm" svg:height="5.745cm">
          <chartooo:coordinate-region svg:x="1.179cm" svg:y="0.855cm" svg:width="3.202cm" svg:height="5.0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0:Sheet1.E34" chart:label-cell-address="Sheet1.E29:Sheet1.E29" chart:class="chart:scatter">
            <chart:domain table:cell-range-address="Sheet1.B30:Sheet1.B34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eakage (uW)</text:p>
                <draw:g>
                  <svg:desc>Sheet1.E29:Sheet1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30:Sheet1.B34</svg:desc>
                </draw:g>
              </table:table-cell>
              <table:table-cell office:value-type="float" office:value="NaN">
                <text:p>NaN</text:p>
                <draw:g>
                  <svg:desc>Sheet1.E30:Sheet1.E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83cm" svg:height="6.991cm" xlink:href=".." xlink:type="simple" chart:class="chart:scatter" chart:style-name="ch1">
        <chart:legend chart:legend-position="end" svg:x="5.613cm" svg:y="3.235cm" style:legend-expansion="high" chart:style-name="ch2"/>
        <chart:plot-area chart:style-name="ch3" table:cell-range-address="Sheet1.B30:Sheet1.B34 Sheet1.G29:Sheet1.G34" chart:data-source-has-labels="row" svg:x="0.609cm" svg:y="0.691cm" svg:width="4.686cm" svg:height="5.741cm">
          <chartooo:coordinate-region svg:x="1.178cm" svg:y="0.851cm" svg:width="3.956cm" svg:height="5.0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30:Sheet1.G34" chart:label-cell-address="Sheet1.G29:Sheet1.G29" chart:class="chart:scatter">
            <chart:domain table:cell-range-address="Sheet1.B30:Sheet1.B34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uW/mhz</text:p>
                <draw:g>
                  <svg:desc>Sheet1.G29:Sheet1.G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30:Sheet1.B34</svg:desc>
                </draw:g>
              </table:table-cell>
              <table:table-cell office:value-type="float" office:value="NaN">
                <text:p>NaN</text:p>
                <draw:g>
                  <svg:desc>Sheet1.G30:Sheet1.G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83cm" svg:height="7.002cm" xlink:href=".." xlink:type="simple" chart:class="chart:scatter" chart:style-name="ch1">
        <chart:legend chart:legend-position="end" svg:x="5.216cm" svg:y="3.241cm" style:legend-expansion="high" chart:style-name="ch2"/>
        <chart:plot-area chart:style-name="ch3" table:cell-range-address="Sheet2.B30:Sheet2.C32 Sheet2.C29:Sheet2.C29" chart:data-source-has-labels="row" svg:x="0.609cm" svg:y="0.695cm" svg:width="4.289cm" svg:height="5.747cm">
          <chartooo:coordinate-region svg:x="1.654cm" svg:y="0.855cm" svg:width="3.004cm" svg:height="5.0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30:Sheet2.C32" chart:label-cell-address="Sheet2.C29:Sheet2.C29" chart:class="chart:scatter">
            <chart:domain table:cell-range-address="Sheet2.B30:Sheet2.B32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ea (um2)</text:p>
                <draw:g>
                  <svg:desc>Sheet2.C29:Sheet2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2.B30:Sheet2.B32</svg:desc>
                </draw:g>
              </table:table-cell>
              <table:table-cell office:value-type="float" office:value="8265">
                <text:p>8265</text:p>
                <draw:g>
                  <svg:desc>Sheet2.C30:Sheet2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9273">
                <text:p>92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2733">
                <text:p>127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83cm" svg:height="7.002cm" xlink:href=".." xlink:type="simple" chart:class="chart:scatter" chart:style-name="ch1">
        <chart:legend chart:legend-position="end" svg:x="4.845cm" svg:y="3.241cm" style:legend-expansion="high" chart:style-name="ch2"/>
        <chart:plot-area chart:style-name="ch3" table:cell-range-address="Sheet2.B30:Sheet2.B32 Sheet2.E29:Sheet2.E32" chart:data-source-has-labels="row" svg:x="0.609cm" svg:y="0.695cm" svg:width="3.918cm" svg:height="5.747cm">
          <chartooo:coordinate-region svg:x="1.257cm" svg:y="0.855cm" svg:width="3.03cm" svg:height="5.0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E30:Sheet2.E32" chart:label-cell-address="Sheet2.E29:Sheet2.E29" chart:class="chart:scatter">
            <chart:domain table:cell-range-address="Sheet2.B30:Sheet2.B32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eakage (uW)</text:p>
                <draw:g>
                  <svg:desc>Sheet2.E29:Sheet2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2.B30:Sheet2.B32</svg:desc>
                </draw:g>
              </table:table-cell>
              <table:table-cell office:value-type="float" office:value="0.385">
                <text:p>0.385</text:p>
                <draw:g>
                  <svg:desc>Sheet2.E30:Sheet2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81">
                <text:p>0.8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83cm" svg:height="7.002cm" xlink:href=".." xlink:type="simple" chart:class="chart:scatter" chart:style-name="ch1">
        <chart:legend chart:legend-position="end" svg:x="5.613cm" svg:y="3.241cm" style:legend-expansion="high" chart:style-name="ch2"/>
        <chart:plot-area chart:style-name="ch3" table:cell-range-address="Sheet2.B30:Sheet2.B32 Sheet2.G29:Sheet2.G32" chart:data-source-has-labels="row" svg:x="0.609cm" svg:y="0.695cm" svg:width="4.686cm" svg:height="5.747cm">
          <chartooo:coordinate-region svg:x="1.178cm" svg:y="0.855cm" svg:width="3.877cm" svg:height="5.0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G30:Sheet2.G32" chart:label-cell-address="Sheet2.G29:Sheet2.G29" chart:class="chart:scatter">
            <chart:domain table:cell-range-address="Sheet2.B30:Sheet2.B32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uW/mhz</text:p>
                <draw:g>
                  <svg:desc>Sheet2.G29:Sheet2.G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2.B30:Sheet2.B32</svg:desc>
                </draw:g>
              </table:table-cell>
              <table:table-cell office:value-type="float" office:value="15.2">
                <text:p>15.2</text:p>
                <draw:g>
                  <svg:desc>Sheet2.G30:Sheet2.G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9.5">
                <text:p>19.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